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4.551cm" style:rel-column-width="17544*"/>
    </style:style>
    <style:style style:name="Tabela3.B" style:family="table-column">
      <style:table-column-properties style:column-width="11.949cm" style:rel-column-width="46065*"/>
    </style:style>
    <style:style style:name="Tabela3.C" style:family="table-column">
      <style:table-column-properties style:column-width="0.499cm" style:rel-column-width="1926*"/>
    </style:style>
    <style:style style:name="Tabela3.A1" style:family="table-cell">
      <style:table-cell-properties style:vertical-align="middle" fo:padding="0cm" fo:border="none"/>
    </style:style>
    <style:style style:name="Tabela3.B1" style:family="table-cell">
      <style:table-cell-properties style:vertical-align="bottom" fo:padding="0cm" fo:border="none"/>
    </style:style>
    <style:style style:name="Tabela3.C1" style:family="table-cell">
      <style:table-cell-properties fo:padding="0cm" fo:border="none"/>
    </style:style>
    <style:style style:name="Tabela3.B2" style:family="table-cell">
      <style:table-cell-properties style:vertical-align="" fo:padding="0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8.498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/>
    </style:style>
    <style:style style:name="Tabela5" style:family="table">
      <style:table-properties style:width="8.1cm" fo:margin-left="0.199cm" fo:margin-right="0.199cm" fo:margin-top="0.199cm" fo:margin-bottom="0.101cm" table:align="margins"/>
    </style:style>
    <style:style style:name="Tabela5.A" style:family="table-column">
      <style:table-column-properties style:column-width="8.1cm" style:rel-column-width="65535*"/>
    </style:style>
    <style:style style:name="Tabela5.A1" style:family="table-cell">
      <style:table-cell-properties fo:padding="0.097cm" fo:border="0.002cm solid #000000"/>
    </style:style>
    <style:style style:name="Tabela7" style:family="table">
      <style:table-properties style:width="7.906cm" table:align="margins"/>
    </style:style>
    <style:style style:name="Tabela7.A" style:family="table-column">
      <style:table-column-properties style:column-width="2cm" style:rel-column-width="16581*"/>
    </style:style>
    <style:style style:name="Tabela7.B" style:family="table-column">
      <style:table-column-properties style:column-width="0.101cm" style:rel-column-width="833*"/>
    </style:style>
    <style:style style:name="Tabela7.C" style:family="table-column">
      <style:table-column-properties style:column-width="5.805cm" style:rel-column-width="48121*"/>
    </style:style>
    <style:style style:name="Tabela7.A1" style:family="table-cell">
      <style:table-cell-properties fo:padding="0cm" fo:border="none"/>
    </style:style>
    <style:style style:name="Tabela6" style:family="table">
      <style:table-properties style:width="8.102cm" fo:margin-left="0.199cm" fo:margin-right="0.199cm" fo:margin-top="0.199cm" fo:margin-bottom="0.101cm" table:align="margins"/>
    </style:style>
    <style:style style:name="Tabela6.A" style:family="table-column">
      <style:table-column-properties style:column-width="8.102cm" style:rel-column-width="65535*"/>
    </style:style>
    <style:style style:name="Tabela6.A1" style:family="table-cell">
      <style:table-cell-properties fo:padding="0.097cm" fo:border="0.002cm solid #000000"/>
    </style:style>
    <style:style style:name="Tabela8" style:family="table">
      <style:table-properties style:width="7.908cm" table:align="margins"/>
    </style:style>
    <style:style style:name="Tabela8.A" style:family="table-column">
      <style:table-column-properties style:column-width="2cm" style:rel-column-width="16577*"/>
    </style:style>
    <style:style style:name="Tabela8.B" style:family="table-column">
      <style:table-column-properties style:column-width="0.101cm" style:rel-column-width="833*"/>
    </style:style>
    <style:style style:name="Tabela8.C" style:family="table-column">
      <style:table-column-properties style:column-width="5.807cm" style:rel-column-width="48125*"/>
    </style:style>
    <style:style style:name="Tabela8.A1" style:family="table-cell">
      <style:table-cell-properties fo:padding="0cm" fo:border="none"/>
    </style:style>
    <style:style style:name="Tabela2" style:family="table">
      <style:table-properties style:width="16.6cm" fo:margin-left="0.199cm" fo:margin-right="0.199cm" fo:margin-top="0.199cm" fo:margin-bottom="0.101cm" table:align="margins"/>
    </style:style>
    <style:style style:name="Tabela2.A" style:family="table-column">
      <style:table-column-properties style:column-width="16.6cm" style:rel-column-width="65535*"/>
    </style:style>
    <style:style style:name="Tabela2.A1" style:family="table-cell">
      <style:table-cell-properties fo:padding="0.097cm" fo:border="0.002cm solid #000000"/>
    </style:style>
    <style:style style:name="Tabela9" style:family="table">
      <style:table-properties style:width="16.406cm" table:align="margins"/>
    </style:style>
    <style:style style:name="Tabela9.A" style:family="table-column">
      <style:table-column-properties style:column-width="16.406cm" style:rel-column-width="65535*"/>
    </style:style>
    <style:style style:name="Tabela9.A1" style:family="table-cell">
      <style:table-cell-properties fo:padding="0cm" fo:border="none"/>
    </style:style>
    <style:style style:name="Tabela1" style:family="table">
      <style:table-properties style:width="16.999cm" fo:margin-left="0cm" fo:margin-right="0cm" fo:margin-top="0cm" fo:margin-bottom="0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cm" fo:border="none"/>
    </style:style>
    <style:style style:name="Tabela10" style:family="table">
      <style:table-properties style:width="16.6cm" fo:margin-left="0.199cm" fo:margin-right="0.199cm" fo:margin-top="0.199cm" fo:margin-bottom="0.101cm" table:align="margins"/>
    </style:style>
    <style:style style:name="Tabela10.A" style:family="table-column">
      <style:table-column-properties style:column-width="0.684cm" style:rel-column-width="2701*"/>
    </style:style>
    <style:style style:name="Tabela10.B" style:family="table-column">
      <style:table-column-properties style:column-width="7.394cm" style:rel-column-width="29191*"/>
    </style:style>
    <style:style style:name="Tabela10.C" style:family="table-column">
      <style:table-column-properties style:column-width="1.161cm" style:rel-column-width="4582*"/>
    </style:style>
    <style:style style:name="Tabela10.D" style:family="table-column">
      <style:table-column-properties style:column-width="1.374cm" style:rel-column-width="5424*"/>
    </style:style>
    <style:style style:name="Tabela10.E" style:family="table-column">
      <style:table-column-properties style:column-width="1.427cm" style:rel-column-width="5633*"/>
    </style:style>
    <style:style style:name="Tabela10.F" style:family="table-column">
      <style:table-column-properties style:column-width="1.286cm" style:rel-column-width="5076*"/>
    </style:style>
    <style:style style:name="Tabela10.G" style:family="table-column">
      <style:table-column-properties style:column-width="1.471cm" style:rel-column-width="5807*"/>
    </style:style>
    <style:style style:name="Tabela10.H" style:family="table-column">
      <style:table-column-properties style:column-width="1.804cm" style:rel-column-width="7121*"/>
    </style:style>
    <style:style style:name="Tabela10.A1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H1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ela10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a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G2" style:family="table-cell" style:data-style-name="N2">
      <style:table-cell-properties style:vertical-align="middle" fo:padding="0.097cm" fo:border-left="0.002cm solid #000000" fo:border-right="none" fo:border-top="none" fo:border-bottom="0.002cm solid #000000"/>
    </style:style>
    <style:style style:name="Tabela10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a11" style:family="table">
      <style:table-properties style:width="16.6cm" fo:margin-left="0.199cm" fo:margin-right="0.199cm" fo:margin-top="0.199cm" fo:margin-bottom="0.101cm" table:align="margins"/>
    </style:style>
    <style:style style:name="Tabela11.A" style:family="table-column">
      <style:table-column-properties style:column-width="2.699cm" style:rel-column-width="10654*"/>
    </style:style>
    <style:style style:name="Tabela11.B" style:family="table-column">
      <style:table-column-properties style:column-width="13.901cm" style:rel-column-width="54881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8pt" style:font-size-asian="8pt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7pt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" fo:font-size="12pt" fo:font-style="normal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2pt" style:font-size-asian="2pt" style:font-size-complex="2pt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text-outline="false" style:text-line-through-style="none" style:font-name="Calibri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style:text-outline="false" style:text-line-through-style="none" style:font-name="Calibri" fo:font-size="9pt" fo:font-style="normal" fo:text-shadow="none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15" style:family="paragraph" style:parent-style-name="Text_20_body">
      <style:paragraph-properties fo:text-align="end" style:justify-single-word="false"/>
      <style:text-properties style:font-name="Calibri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 fo:background-color="#eeeeee">
        <style:background-image/>
      </style:paragraph-properties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font-style="normal"/>
    </style:style>
    <style:style style:name="T3" style:family="text">
      <style:text-properties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0">
      <number:number number:min-integer-digits="1"/>
    </number:number-style>
    <number:number-style style:name="N2">
      <number:number number: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rows-spanned="2" office:value-type="string">
            <text:p text:style-name="P8">Faktura/Invoice</text:p>
          </table:table-cell>
          <table:table-cell table:style-name="Tabela3.B1" office:value-type="string">
            <text:p text:style-name="P15"><text:span text:style-name="T2">Data wystawienia/Date of issue</text:span>: <text:span text:style-name="T3">$date</text:span> </text:p>
          </table:table-cell>
          <table:table-cell table:style-name="Tabela3.C1" office:value-type="string">
            <text:p text:style-name="P15"/>
          </table:table-cell>
        </table:table-row>
        <table:table-row>
          <table:covered-table-cell/>
          <table:table-cell table:style-name="Tabela3.B2" office:value-type="string">
            <text:p text:style-name="P11">Data wykonania usługi/Date of service end: $date </text:p>
          </table:table-cell>
          <table:table-cell table:style-name="Tabela3.C1" office:value-type="string">
            <text:p text:style-name="P15"/>
          </table:table-cell>
        </table:table-row>
      </table:table>
      <text:p text:style-name="P14"><text:span text:style-name="T3">Nr/no:</text:span> $obj.number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column table:style-name="Tabela7.C"/>
                    <table:table-row>
                      <table:table-cell table:style-name="Tabela7.A1" office:value-type="string">
                        <text:p text:style-name="P4">Sprzedawca/Seller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name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Adres/Address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$obj.owner.address.formatAddress()</text:p>
                      </table:table-cell>
                    </table:table-row>
                    <table:table-row>
                      <table:table-cell table:style-name="Tabela7.A1" office:value-type="string">
                        <text:p text:style-name="P4">NIP/VAT Code: </text:p>
                      </table:table-cell>
                      <table:table-cell table:style-name="Tabela7.A1" office:value-type="string">
                        <text:p text:style-name="P4"/>
                      </table:table-cell>
                      <table:table-cell table:style-name="Tabela7.A1" office:value-type="string">
                        <text:p text:style-name="P5">PL$obj.owner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table-cell table:style-name="Tabela4.A1" office:value-type="string"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able:table table:name="Tabela8" table:style-name="Tabela8">
                    <table:table-column table:style-name="Tabela8.A"/>
                    <table:table-column table:style-name="Tabela8.B"/>
                    <table:table-column table:style-name="Tabela8.C"/>
                    <table:table-row>
                      <table:table-cell table:style-name="Tabela8.A1" office:value-type="string">
                        <text:p text:style-name="P4">Nabywca/Buyer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ame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Adres/Address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address.formatAddress()</text:p>
                      </table:table-cell>
                    </table:table-row>
                    <table:table-row>
                      <table:table-cell table:style-name="Tabela8.A1" office:value-type="string">
                        <text:p text:style-name="P4">NIP/VAT Code: <text:s/></text:p>
                      </table:table-cell>
                      <table:table-cell table:style-name="Tabela8.A1" office:value-type="string">
                        <text:p text:style-name="P4"/>
                      </table:table-cell>
                      <table:table-cell table:style-name="Tabela8.A1" office:value-type="string">
                        <text:p text:style-name="P5">$obj.client.nip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  <table:table-row>
          <table:table-cell table:style-name="Tabela4.A1" table:number-columns-spanned="2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able:table table:name="Tabela9" table:style-name="Tabela9">
                    <table:table-column table:style-name="Tabela9.A"/>
                    <table:table-row>
                      <table:table-cell table:style-name="Tabela9.A1" office:value-type="string">
                        <text:p text:style-name="P10">Sposób płatności/Method of payment: $account.transfer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Termin płatności/Due date: $dueDate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Bank: $account.bankName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BIC/SWIFT: $account.swift</text:p>
                      </table:table-cell>
                    </table:table-row>
                    <table:table-row>
                      <table:table-cell table:style-name="Tabela9.A1" office:value-type="string">
                        <text:p text:style-name="P10">Numer konta/Account no./IBAN: $account.number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  <table:covered-table-cell/>
        </table:table-row>
        <table:table-row>
          <table:table-cell table:style-name="Tabela4.A1" table:number-columns-spanned="2" office:value-type="string">
            <table:table table:name="Tabela1" table:style-name="Tabela1">
              <table:table-column table:style-name="Tabela1.A"/>
              <table:table-row>
                <table:table-cell table:style-name="Tabela1.A1" office:value-type="string">
                  <table:table table:name="Tabela10" table:style-name="Tabela10">
                    <table:table-column table:style-name="Tabela10.A"/>
                    <table:table-column table:style-name="Tabela10.B"/>
                    <table:table-column table:style-name="Tabela10.C"/>
                    <table:table-column table:style-name="Tabela10.D"/>
                    <table:table-column table:style-name="Tabela10.E"/>
                    <table:table-column table:style-name="Tabela10.F"/>
                    <table:table-column table:style-name="Tabela10.G"/>
                    <table:table-column table:style-name="Tabela10.H"/>
                    <table:table-row>
                      <table:table-cell table:style-name="Tabela10.A1" office:value-type="string">
                        <text:p text:style-name="P2">Lp./No.</text:p>
                      </table:table-cell>
                      <table:table-cell table:style-name="Tabela10.A1" office:value-type="string">
                        <text:p text:style-name="P2">Nazwa/Name of service</text:p>
                      </table:table-cell>
                      <table:table-cell table:style-name="Tabela10.A1" office:value-type="string">
                        <text:p text:style-name="P2">Ilość/</text:p>
                        <text:p text:style-name="P2">Qty(h)</text:p>
                      </table:table-cell>
                      <table:table-cell table:style-name="Tabela10.A1" office:value-type="string">
                        <text:p text:style-name="P6">Cena</text:p>
                        <text:p text:style-name="P6">netto/ Unit net price</text:p>
                      </table:table-cell>
                      <table:table-cell table:style-name="Tabela10.A1" office:value-type="string">
                        <text:p text:style-name="P6">Wartość</text:p>
                        <text:p text:style-name="P6">netto/ Total net price</text:p>
                      </table:table-cell>
                      <table:table-cell table:style-name="Tabela10.A1" office:value-type="string">
                        <text:p text:style-name="P6">Stawka </text:p>
                        <text:p text:style-name="P6">VAT/ VAT rate</text:p>
                      </table:table-cell>
                      <table:table-cell table:style-name="Tabela10.A1" office:value-type="string">
                        <text:p text:style-name="P6">Kwota </text:p>
                        <text:p text:style-name="P6">VAT/ Vat amount</text:p>
                      </table:table-cell>
                      <table:table-cell table:style-name="Tabela10.H1" office:value-type="string">
                        <text:p text:style-name="P6">Wartość</text:p>
                        <text:p text:style-name="P6">brutto/ Total gross price</text:p>
                      </table:table-cell>
                    </table:table-row>
                    <table:table-row>
                      <table:table-cell table:style-name="Tabela10.A2" office:value-type="float" office:value="1">
                        <text:p text:style-name="P2">1</text:p>
                      </table:table-cell>
                      <table:table-cell table:style-name="Tabela10.B2" office:value-type="string">
                        <text:p text:style-name="P3">$obj.name</text:p>
                      </table:table-cell>
                      <table:table-cell table:style-name="Tabela10.B2" office:value-type="string">
                        <text:p text:style-name="P2">$productAmount</text:p>
                      </table:table-cell>
                      <table:table-cell table:style-name="Tabela10.B2" office:value-type="string">
                        <text:p text:style-name="P2">$productPrice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NP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  <table:table-row>
                      <table:table-cell table:style-name="Tabela10.A3" table:number-rows-spanned="2" table:number-columns-spanned="3" office:value-type="string">
                        <text:p text:style-name="P16">Razem do zapłaty/ Total due: <text:span text:style-name="T1">$price.format($obj.grossPrice) $account.currency</text:span></text:p>
                      </table:table-cell>
                      <table:covered-table-cell/>
                      <table:covered-table-cell/>
                      <table:table-cell table:style-name="Tabela10.B2" office:value-type="string">
                        <text:p text:style-name="P2">Raze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X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  <table:table-row>
                      <table:covered-table-cell/>
                      <table:covered-table-cell/>
                      <table:covered-table-cell/>
                      <table:table-cell table:style-name="Tabela10.B2" office:value-type="string">
                        <text:p text:style-name="P2">W tym</text:p>
                      </table:table-cell>
                      <table:table-cell table:style-name="Tabela10.B2" office:value-type="string">
                        <text:p text:style-name="P2">$price.format($obj.netPrice)</text:p>
                      </table:table-cell>
                      <table:table-cell table:style-name="Tabela10.B2" office:value-type="string">
                        <text:p text:style-name="P2">NP</text:p>
                      </table:table-cell>
                      <table:table-cell table:style-name="Tabela10.G2" office:value-type="float" office:value="0">
                        <text:p text:style-name="P2">0,00</text:p>
                      </table:table-cell>
                      <table:table-cell table:style-name="Tabela10.H2" office:value-type="string">
                        <text:p text:style-name="P2">$price.format($obj.netPrice)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able:table table:name="Tabela11" table:style-name="Tabela11">
              <table:table-column table:style-name="Tabela11.A"/>
              <table:table-column table:style-name="Tabela11.B"/>
              <table:table-row>
                <table:table-cell table:style-name="Tabela11.A1" office:value-type="string">
                  <text:p text:style-name="P7">Uwagi/ Notes:</text:p>
                </table:table-cell>
                <table:table-cell table:style-name="Tabela11.B1" office:value-type="string">
                  <text:p text:style-name="P12">Podatek VAT rozlicza nabywca , zgodnie z art. 28b ustawy o VAT (reverse charge).</text:p>
                </table:table-cell>
              </table:table-row>
            </table:table>
            <text:p text:style-name="P9"/>
            <text:p text:style-name="P9"/>
          </table:table-cell>
          <table:covered-table-cell/>
        </table:table-row>
      </table:table>
      <text:p text:style-name="P13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M41S</meta:editing-duration>
    <meta:editing-cycles>66</meta:editing-cycles>
    <meta:generator>OpenOffice/4.1.2$Win32 OpenOffice.org_project/412m3$Build-9782</meta:generator>
    <dc:date>2018-01-14T17:28:24.68</dc:date>
    <meta:document-statistic meta:table-count="11" meta:image-count="0" meta:object-count="0" meta:page-count="1" meta:paragraph-count="56" meta:word-count="117" meta:character-count="1096"/>
    <meta:user-defined meta:name="Info 1"/>
    <meta:user-defined meta:name="Info 2"/>
    <meta:user-defined meta:name="Info 3"/>
    <meta:user-defined meta:name="Info 4"/>
  </office:meta>
</office:document-meta>
</file>